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${f_2}$</text:p>
          </table:table-cell>
          <table:table-cell office:value-type="string" calcext:value-type="string">
            <text:p>${f_5}$</text:p>
          </table:table-cell>
          <table:table-cell office:value-type="string" calcext:value-type="string">
            <text:p>${f_7}$</text:p>
          </table:table-cell>
          <table:table-cell office:value-type="string" calcext:value-type="string">
            <text:p>${f_8}$</text:p>
          </table:table-cell>
          <table:table-cell office:value-type="string" calcext:value-type="string">
            <text:p>${f_{11}}$</text:p>
          </table:table-cell>
          <table:table-cell office:value-type="string" calcext:value-type="string">
            <text:p>${f_{12}}$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1-31" calcext:value-type="date">
            <text:p>2017-01-3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1" calcext:value-type="date">
            <text:p>2017-02-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2" calcext:value-type="date">
            <text:p>2017-02-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3" calcext:value-type="date">
            <text:p>2017-02-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4" calcext:value-type="date">
            <text:p>2017-02-0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5" calcext:value-type="date">
            <text:p>2017-02-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6" calcext:value-type="date">
            <text:p>2017-02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7" calcext:value-type="date">
            <text:p>2017-02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8" calcext:value-type="date">
            <text:p>2017-02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09" calcext:value-type="date">
            <text:p>2017-02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2-10" calcext:value-type="date">
            <text:p>2017-02-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rrelations</text:p>
          </table:table-cell>
          <table:table-cell office:value-type="string" calcext:value-type="string">
            <text:p>${f_2}$</text:p>
          </table:table-cell>
          <table:table-cell office:value-type="string" calcext:value-type="string">
            <text:p>${f_5}$</text:p>
          </table:table-cell>
          <table:table-cell office:value-type="string" calcext:value-type="string">
            <text:p>${f_7}$</text:p>
          </table:table-cell>
          <table:table-cell office:value-type="string" calcext:value-type="string">
            <text:p>${f_8}$</text:p>
          </table:table-cell>
          <table:table-cell office:value-type="string" calcext:value-type="string">
            <text:p>${f_{11}}$</text:p>
          </table:table-cell>
          <table:table-cell office:value-type="string" calcext:value-type="string">
            <text:p>${f_{12}}$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${f_2}$</text:p>
          </table:table-cell>
          <table:table-cell table:style-name="ce2" table:formula="of:=ROUND(CORREL([$Sheet1.$D$10:.$D$21]; [$Sheet1.$D$10:.$D$21]);2)" office:value-type="float" office:value="1" calcext:value-type="float">
            <text:p>1.00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${f_5}$</text:p>
          </table:table-cell>
          <table:table-cell table:style-name="ce2" table:formula="of:=ROUND(CORREL([$Sheet1.$D$10:.$D$21]; [$Sheet1.$E$10:.$E$21]);2)" office:value-type="float" office:value="0.96" calcext:value-type="float">
            <text:p>0.96</text:p>
          </table:table-cell>
          <table:table-cell table:style-name="ce2" table:formula="of:=CORREL([$Sheet1.$E$10:.$E$21]; [$Sheet1.$E$10:.$E$21])" office:value-type="float" office:value="1" calcext:value-type="float">
            <text:p>1.00</text:p>
          </table:table-cell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${f_7}$</text:p>
          </table:table-cell>
          <table:table-cell table:style-name="ce2" table:formula="of:=ROUND(CORREL([$Sheet1.$D$10:.$D$21]; [$Sheet1.$F$10:.$F$21]);2)" office:value-type="float" office:value="0.64" calcext:value-type="float">
            <text:p>0.64</text:p>
          </table:table-cell>
          <table:table-cell table:style-name="ce2" table:formula="of:=CORREL([$Sheet1.$E$10:.$E$21]; [$Sheet1.$F$10:.$F$21])" office:value-type="float" office:value="0.709336132867273" calcext:value-type="float">
            <text:p>0.71</text:p>
          </table:table-cell>
          <table:table-cell table:style-name="ce2" table:formula="of:=CORREL([$Sheet1.$F$10:.$F$21]; [$Sheet1.$F$10:.$F$21])" office:value-type="float" office:value="1" calcext:value-type="float">
            <text:p>1.00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${f_8}$</text:p>
          </table:table-cell>
          <table:table-cell table:style-name="ce2" table:formula="of:=ROUND(CORREL([$Sheet1.$D$10:.$D$21]; [$Sheet1.$G$10:.$G$21]);2)" office:value-type="float" office:value="0.58" calcext:value-type="float">
            <text:p>0.58</text:p>
          </table:table-cell>
          <table:table-cell table:style-name="ce2" table:formula="of:=CORREL([$Sheet1.$E$10:.$E$21]; [$Sheet1.$G$10:.$G$21])" office:value-type="float" office:value="0.672858678326922" calcext:value-type="float">
            <text:p>0.67</text:p>
          </table:table-cell>
          <table:table-cell table:style-name="ce2" table:formula="of:=CORREL([$Sheet1.$F$10:.$F$21]; [$Sheet1.$G$10:.$G$21])" office:value-type="float" office:value="0.986737021407996" calcext:value-type="float">
            <text:p>0.99</text:p>
          </table:table-cell>
          <table:table-cell table:style-name="ce2" table:formula="of:=CORREL([$Sheet1.$G$10:.$G$21]; [$Sheet1.$G$10:.$G$21])" office:value-type="float" office:value="1" calcext:value-type="float">
            <text:p>1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${f_{11}}$</text:p>
          </table:table-cell>
          <table:table-cell table:style-name="ce2" table:formula="of:=CORREL([$Sheet1.$D$10:.$D$21]; [$Sheet1.$H$10:.$H$21])" office:value-type="float" office:value="0.1" calcext:value-type="float">
            <text:p>0.10</text:p>
          </table:table-cell>
          <table:table-cell table:style-name="ce2" table:formula="of:=CORREL([$Sheet1.$E$10:.$E$21]; [$Sheet1.$H$10:.$H$21])" office:value-type="float" office:value="-0.126948948224387" calcext:value-type="float">
            <text:p>-0.13</text:p>
          </table:table-cell>
          <table:table-cell table:style-name="ce2" table:formula="of:=CORREL([$Sheet1.$F$10:.$F$21]; [$Sheet1.$H$10:.$H$21])" office:value-type="float" office:value="-0.242391004103967" calcext:value-type="float">
            <text:p>-0.24</text:p>
          </table:table-cell>
          <table:table-cell table:style-name="ce2" table:formula="of:=CORREL([$Sheet1.$G$10:.$G$21]; [$Sheet1.$H$10:.$H$21])" office:value-type="float" office:value="-0.262202212042538" calcext:value-type="float">
            <text:p>-0.26</text:p>
          </table:table-cell>
          <table:table-cell table:style-name="ce2" table:formula="of:=CORREL([$Sheet1.$H$10:.$H$21]; [$Sheet1.$H$10:.$H$21])" office:value-type="float" office:value="1" calcext:value-type="float">
            <text:p>1.00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${f_{12}}$</text:p>
          </table:table-cell>
          <table:table-cell table:style-name="ce2" table:formula="of:=CORREL([$Sheet1.$D$10:.$D$21]; [$Sheet1.$I$10:.$I$21])" office:value-type="float" office:value="0.98" calcext:value-type="float">
            <text:p>0.98</text:p>
          </table:table-cell>
          <table:table-cell table:style-name="ce2" table:formula="of:=CORREL([$Sheet1.$E$10:.$E$21]; [$Sheet1.$I$10:.$I$21])" office:value-type="float" office:value="0.990201796150216" calcext:value-type="float">
            <text:p>0.99</text:p>
          </table:table-cell>
          <table:table-cell table:style-name="ce2" table:formula="of:=CORREL([$Sheet1.$F$10:.$F$21]; [$Sheet1.$I$10:.$I$21])" office:value-type="float" office:value="0.68829898335183" calcext:value-type="float">
            <text:p>0.69</text:p>
          </table:table-cell>
          <table:table-cell table:style-name="ce2" table:formula="of:=CORREL([$Sheet1.$G$10:.$G$21]; [$Sheet1.$I$10:.$I$21])" office:value-type="float" office:value="0.636776800674735" calcext:value-type="float">
            <text:p>0.64</text:p>
          </table:table-cell>
          <table:table-cell table:style-name="ce2" table:formula="of:=CORREL([$Sheet1.$H$10:.$H$21]; [$Sheet1.$I$10:.$I$21])" office:value-type="float" office:value="-0.1" calcext:value-type="float">
            <text:p>-0.10</text:p>
          </table:table-cell>
          <table:table-cell table:style-name="ce2" table:formula="of:=CORREL([$Sheet1.$I$10:.$I$21]; [$Sheet1.$I$10:.$I$21])" office:value-type="float" office:value="1" calcext:value-type="float">
            <text:p>1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umn 1</text:p>
          </table:table-cell>
          <table:table-cell table:formula="of:=COVAR([$Sheet1.$D$10:.$D$21]; [$Sheet1.$D$10:.$D$21])" office:value-type="float" office:value="2.06611570247934" calcext:value-type="float">
            <text:p>2.0661157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lumn 2</text:p>
          </table:table-cell>
          <table:table-cell table:formula="of:=COVAR([$Sheet1.$D$10:.$D$21]; [$Sheet1.$E$10:.$E$21])" office:value-type="float" office:value="6.28099173553719" calcext:value-type="float">
            <text:p>6.2809917355</text:p>
          </table:table-cell>
          <table:table-cell table:formula="of:=COVAR([$Sheet1.$E$10:.$E$21]; [$Sheet1.$E$10:.$E$21])" office:value-type="float" office:value="20.5123966942149" calcext:value-type="float">
            <text:p>20.51239669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lumn 3</text:p>
          </table:table-cell>
          <table:table-cell table:formula="of:=COVAR([$Sheet1.$D$10:.$D$21]; [$Sheet1.$F$10:.$F$21])" office:value-type="float" office:value="11.5619834710744" calcext:value-type="float">
            <text:p>11.5619834711</text:p>
          </table:table-cell>
          <table:table-cell table:formula="of:=COVAR([$Sheet1.$E$10:.$E$21]; [$Sheet1.$F$10:.$F$21])" office:value-type="float" office:value="40.3884297520661" calcext:value-type="float">
            <text:p>40.3884297521</text:p>
          </table:table-cell>
          <table:table-cell table:formula="of:=COVAR([$Sheet1.$F$10:.$F$21]; [$Sheet1.$F$10:.$F$21])" office:value-type="float" office:value="158.04958677686" calcext:value-type="float">
            <text:p>158.04958677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lumn 4</text:p>
          </table:table-cell>
          <table:table-cell table:formula="of:=COVAR([$Sheet1.$D$10:.$D$21]; [$Sheet1.$G$10:.$G$21])" office:value-type="float" office:value="7.09090909090909" calcext:value-type="float">
            <text:p>7.0909090909</text:p>
          </table:table-cell>
          <table:table-cell table:formula="of:=COVAR([$Sheet1.$E$10:.$E$21]; [$Sheet1.$G$10:.$G$21])" office:value-type="float" office:value="25.7272727272727" calcext:value-type="float">
            <text:p>25.7272727273</text:p>
          </table:table-cell>
          <table:table-cell table:formula="of:=COVAR([$Sheet1.$F$10:.$F$21]; [$Sheet1.$G$10:.$G$21])" office:value-type="float" office:value="104.727272727273" calcext:value-type="float">
            <text:p>104.7272727273</text:p>
          </table:table-cell>
          <table:table-cell table:formula="of:=COVAR([$Sheet1.$G$10:.$G$21]; [$Sheet1.$G$10:.$G$21])" office:value-type="float" office:value="71.2727272727273" calcext:value-type="float">
            <text:p>71.27272727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umn 5</text:p>
          </table:table-cell>
          <table:table-cell table:formula="of:=COVAR([$Sheet1.$D$10:.$D$21]; [$Sheet1.$H$10:.$H$21])" office:value-type="float" office:value="0.247933884297521" calcext:value-type="float">
            <text:p>0.2479338843</text:p>
          </table:table-cell>
          <table:table-cell table:formula="of:=COVAR([$Sheet1.$E$10:.$E$21]; [$Sheet1.$H$10:.$H$21])" office:value-type="float" office:value="-0.991735537190083" calcext:value-type="float">
            <text:p>-0.9917355372</text:p>
          </table:table-cell>
          <table:table-cell table:formula="of:=COVAR([$Sheet1.$F$10:.$F$21]; [$Sheet1.$H$10:.$H$21])" office:value-type="float" office:value="-5.25619834710744" calcext:value-type="float">
            <text:p>-5.2561983471</text:p>
          </table:table-cell>
          <table:table-cell table:formula="of:=COVAR([$Sheet1.$G$10:.$G$21]; [$Sheet1.$H$10:.$H$21])" office:value-type="float" office:value="-3.81818181818182" calcext:value-type="float">
            <text:p>-3.8181818182</text:p>
          </table:table-cell>
          <table:table-cell table:formula="of:=COVAR([$Sheet1.$H$10:.$H$21]; [$Sheet1.$H$10:.$H$21])" office:value-type="float" office:value="2.97520661157025" calcext:value-type="float">
            <text:p>2.97520661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lumn 6</text:p>
          </table:table-cell>
          <table:table-cell table:formula="of:=COVAR([$Sheet1.$D$10:.$D$21]; [$Sheet1.$I$10:.$I$21])" office:value-type="float" office:value="0.809917355371901" calcext:value-type="float">
            <text:p>0.8099173554</text:p>
          </table:table-cell>
          <table:table-cell table:formula="of:=COVAR([$Sheet1.$E$10:.$E$21]; [$Sheet1.$I$10:.$I$21])" office:value-type="float" office:value="2.57851239669422" calcext:value-type="float">
            <text:p>2.5785123967</text:p>
          </table:table-cell>
          <table:table-cell table:formula="of:=COVAR([$Sheet1.$F$10:.$F$21]; [$Sheet1.$I$10:.$I$21])" office:value-type="float" office:value="4.97520661157025" calcext:value-type="float">
            <text:p>4.9752066116</text:p>
          </table:table-cell>
          <table:table-cell table:formula="of:=COVAR([$Sheet1.$G$10:.$G$21]; [$Sheet1.$I$10:.$I$21])" office:value-type="float" office:value="3.09090909090909" calcext:value-type="float">
            <text:p>3.0909090909</text:p>
          </table:table-cell>
          <table:table-cell table:formula="of:=COVAR([$Sheet1.$H$10:.$H$21]; [$Sheet1.$I$10:.$I$21])" office:value-type="float" office:value="-0.0991735537190083" calcext:value-type="float">
            <text:p>-0.0991735537</text:p>
          </table:table-cell>
          <table:table-cell table:formula="of:=COVAR([$Sheet1.$I$10:.$I$21]; [$Sheet1.$I$10:.$I$21])" office:value-type="float" office:value="0.330578512396694" calcext:value-type="float">
            <text:p>0.3305785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8:19:36.026568576</meta:creation-date>
    <dc:date>2017-02-15T18:40:36.358431895</dc:date>
    <meta:editing-duration>PT9M47S</meta:editing-duration>
    <meta:editing-cycles>1</meta:editing-cycles>
    <meta:document-statistic meta:table-count="1" meta:cell-count="152" meta:object-count="0"/>
    <meta:generator>LibreOffice/5.1.4.2$Linux_X86_64 LibreOffice_project/10m0$Build-2</meta:generator>
  </office:meta>
</office:document-meta>
</file>